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9.0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eer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Club soda / Tonic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Champagne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Gin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Juice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Mixers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Red wine / White wine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Rum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Saké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Soda pop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Sports drink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Whiskey</text:p>
          </table:table-cell>
          <table:table-cell office:value-type="string" calcext:value-type="string">
            <text:p>Beverages</text:p>
          </table:table-cell>
        </table:table-row>
        <table:table-row table:style-name="ro1">
          <table:table-cell table:style-name="Default" office:value-type="string" calcext:value-type="string">
            <text:p>Vodka</text:p>
          </table:table-cell>
          <table:table-cell office:value-type="string" calcext:value-type="string">
            <text:p>Beverages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Bagels / Croissants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Buns / Rolls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Cake / Cookies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Donuts / Pastries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Fresh bread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Pie! Pie! Pie!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Pita bread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Sliced bread</text:p>
          </table:table-cell>
          <table:table-cell office:value-type="string" calcext:value-type="string">
            <text:p>Baked goods</text:p>
          </table:table-cell>
        </table:table-row>
        <table:table-row table:style-name="ro1">
          <table:table-cell table:style-name="Default" office:value-type="string" calcext:value-type="string">
            <text:p>Baking powder / Soda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Bread crumbs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Cake / Brownie mix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Cake icing / Decorations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Chocolate chips / Cocoa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Flour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Shortening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Sugar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Sugar substitute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Yeast</text:p>
          </table:table-cell>
          <table:table-cell office:value-type="string" calcext:value-type="string">
            <text:p>Baking</text:p>
          </table:table-cell>
        </table:table-row>
        <table:table-row table:style-name="ro1">
          <table:table-cell table:style-name="Default" office:value-type="string" calcext:value-type="string">
            <text:p>Candy / Gum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Cookie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Cracker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Dried fruit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Granola bars / Mix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Nuts / Seed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Oatmeal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Popcorn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Potato / Corn chip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Pretzel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table:style-name="Default" office:value-type="string" calcext:value-type="string">
            <text:p>Artichok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Arugula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Asparagu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Avocado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amboo shoo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ee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ell pepper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ok choy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roccoli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Brussels sprou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abbag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arro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assava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auliflower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elery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hard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ollard green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orn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risphead lettuc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Cucumber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Daikon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Eggplant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Endiv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Garlic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Ginger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Hot pepper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Jicama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Kal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Kohlrabi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Leaf lettuc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Mushroom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Nopale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Okra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Onion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Pea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Potatoe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Radishe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Radicchio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Romaine lettuce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Shallots / Leek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Spinach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Sprou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Squash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Sweet potatoe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Taro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Tomatillo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Tomatoe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Turnips / Parsnip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Water chestnut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Watercress</text:p>
          </table:table-cell>
          <table:table-cell office:value-type="string" calcext:value-type="string">
            <text:p>Fresh vegetables</text:p>
          </table:table-cell>
        </table:table-row>
        <table:table-row table:style-name="ro1">
          <table:table-cell table:style-name="Default" office:value-type="string" calcext:value-type="string">
            <text:p>Almond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Brazil nut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Cashew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Chestnut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Macadamia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Peanut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Pecan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Pine nut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Pistachio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Walnuts</text:p>
          </table:table-cell>
          <table:table-cell office:value-type="string" calcext:value-type="string">
            <text:p>Nuts</text:p>
          </table:table-cell>
        </table:table-row>
        <table:table-row table:style-name="ro1">
          <table:table-cell table:style-name="Default" office:value-type="string" calcext:value-type="string">
            <text:p>Flax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table:style-name="Default" office:value-type="string" calcext:value-type="string">
            <text:p>Lotu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table:style-name="Default" office:value-type="string" calcext:value-type="string">
            <text:p>Pumpkin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table:style-name="Default" office:value-type="string" calcext:value-type="string">
            <text:p>Sunflower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table:style-name="Default" office:value-type="string" calcext:value-type="string">
            <text:p>Appl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Apricot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Avocado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Banana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Blackb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Blueb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Cantelope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Ch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Cranb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Dates / Fig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Grap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Grapefruit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Guava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Honeydew / Muskmelon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Kiwi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Kumquat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Lemon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Lim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Lychee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Mango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Mangosteen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Nectarin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Orang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apaya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each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ear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ineapple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lantain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lum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Pomegranate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Quince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Raspb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Rhubarb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Strawberries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Watermelon</text:p>
          </table:table-cell>
          <table:table-cell office:value-type="string" calcext:value-type="string">
            <text:p>Fresh fruits</text:p>
          </table:table-cell>
        </table:table-row>
        <table:table-row table:style-name="ro1">
          <table:table-cell table:style-name="Default" office:value-type="string" calcext:value-type="string">
            <text:p>Black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Black-eyed pea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Chickpea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Edamame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Fava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Kidney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Lentil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Lima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Mung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Navy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Pinto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Red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Split pea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White beans</text:p>
          </table:table-cell>
          <table:table-cell office:value-type="string" calcext:value-type="string">
            <text:p>Beans</text:p>
          </table:table-cell>
        </table:table-row>
        <table:table-row table:style-name="ro1">
          <table:table-cell table:style-name="Default" office:value-type="string" calcext:value-type="string">
            <text:p>Amaranth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Barley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Brown rice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Buckwheat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Bulgar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Cornmeal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Couscous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Millet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Oatmeal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Quinoa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Sorghum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Wheat gluten (Seitan)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White rice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Wild rice</text:p>
          </table:table-cell>
          <table:table-cell office:value-type="string" calcext:value-type="string">
            <text:p>Grains</text:p>
          </table:table-cell>
        </table:table-row>
        <table:table-row table:style-name="ro1">
          <table:table-cell table:style-name="Default" office:value-type="string" calcext:value-type="string">
            <text:p>Allspice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Anise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Bay leaf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Basil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Black pepp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ayenne pepp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elery seed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hives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hili powd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ilantro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innamon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love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oriand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Cumin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Dill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Fennel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Garlic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Lavend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Lemongrass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Marjoram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Nutmeg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Oregano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Paprika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Parsley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Peppermint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Poppy seed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Red pepper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Rosemary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Saffron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Sage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Spearmint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Tarragon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Thyme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Tumeric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Vanilla</text:p>
          </table:table-cell>
          <table:table-cell office:value-type="string" calcext:value-type="string">
            <text:p>Herbs and spices</text:p>
          </table:table-cell>
        </table:table-row>
        <table:table-row table:style-name="ro1">
          <table:table-cell table:style-name="Default" office:value-type="string" calcext:value-type="string">
            <text:p>Applesauce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Baked bean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Chili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Fruit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Olive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Soup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Tomatoe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Vegetable broth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Veggies</text:p>
          </table:table-cell>
          <table:table-cell office:value-type="string" calcext:value-type="string">
            <text:p>Canned foods</text:p>
          </table:table-cell>
        </table:table-row>
        <table:table-row table:style-name="ro1">
          <table:table-cell table:style-name="Default" office:value-type="string" calcext:value-type="string">
            <text:p>Agave nectar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BBQ sauc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Brown rice syrup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Gravy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Harissa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Honey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Hot sauc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Jam / Jelly / Preserves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Ketchup / Mustard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Maple syrup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Mayo product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Peanut butter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Ponzu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Salad dressing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Salsa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Soy sauc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Sriracha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Stir fry sauc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Tomato sauc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Veg. Worcestershire</text:p>
          </table:table-cell>
          <table:table-cell office:value-type="string" calcext:value-type="string">
            <text:p>Condiments &amp; Sauces</text:p>
          </table:table-cell>
        </table:table-row>
        <table:table-row table:style-name="ro1">
          <table:table-cell table:style-name="Default" office:value-type="string" calcext:value-type="string">
            <text:p>Cereal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Chai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Coffee / Filters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Free-range eggs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Egg substitute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Hummus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Lemon / Lime juice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Nutritional yeast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Pancake / Waffle mix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Pasta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Pickles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Tahini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Tea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Tempeh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Tofu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TVP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Veggie dogs</text:p>
          </table:table-cell>
          <table:table-cell office:value-type="string" calcext:value-type="string">
            <text:p>Various groceries</text:p>
          </table:table-cell>
        </table:table-row>
        <table:table-row table:style-name="ro1">
          <table:table-cell table:style-name="Default" office:value-type="string" calcext:value-type="string">
            <text:p>Apple cider vinegar</text:p>
          </table:table-cell>
          <table:table-cell office:value-type="string" calcext:value-type="string">
            <text:p>Vinegars</text:p>
          </table:table-cell>
        </table:table-row>
        <table:table-row table:style-name="ro1">
          <table:table-cell table:style-name="Default" office:value-type="string" calcext:value-type="string">
            <text:p>Balsamic vinegar</text:p>
          </table:table-cell>
          <table:table-cell office:value-type="string" calcext:value-type="string">
            <text:p>Vinegars</text:p>
          </table:table-cell>
        </table:table-row>
        <table:table-row table:style-name="ro1">
          <table:table-cell table:style-name="Default" office:value-type="string" calcext:value-type="string">
            <text:p>Red wine vinegar</text:p>
          </table:table-cell>
          <table:table-cell office:value-type="string" calcext:value-type="string">
            <text:p>Vinegars</text:p>
          </table:table-cell>
        </table:table-row>
        <table:table-row table:style-name="ro1">
          <table:table-cell table:style-name="Default" office:value-type="string" calcext:value-type="string">
            <text:p>Rice vinegar</text:p>
          </table:table-cell>
          <table:table-cell office:value-type="string" calcext:value-type="string">
            <text:p>Vinegars</text:p>
          </table:table-cell>
        </table:table-row>
        <table:table-row table:style-name="ro1">
          <table:table-cell table:style-name="Default" office:value-type="string" calcext:value-type="string">
            <text:p>Sesame oil</text:p>
          </table:table-cell>
          <table:table-cell office:value-type="string" calcext:value-type="string">
            <text:p>Oils</text:p>
          </table:table-cell>
        </table:table-row>
        <table:table-row table:style-name="ro1">
          <table:table-cell table:style-name="Default" office:value-type="string" calcext:value-type="string">
            <text:p>Olive oil</text:p>
          </table:table-cell>
          <table:table-cell office:value-type="string" calcext:value-type="string">
            <text:p>Oils</text:p>
          </table:table-cell>
        </table:table-row>
        <table:table-row table:style-name="ro1">
          <table:table-cell table:style-name="Default" office:value-type="string" calcext:value-type="string">
            <text:p>Vegetable oil</text:p>
          </table:table-cell>
          <table:table-cell office:value-type="string" calcext:value-type="string">
            <text:p>Oils</text:p>
          </table:table-cell>
        </table:table-row>
        <table:table-row table:style-name="ro1">
          <table:table-cell table:style-name="Default" office:value-type="string" calcext:value-type="string">
            <text:p>White vinegar</text:p>
          </table:table-cell>
          <table:table-cell office:value-type="string" calcext:value-type="string">
            <text:p>Oils</text:p>
          </table:table-cell>
        </table:table-row>
        <table:table-row table:style-name="ro1">
          <table:table-cell table:style-name="ce1" office:value-type="string" calcext:value-type="string">
            <text:p>Anhydrous Milk Fa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Aseptic Milk &amp;amp; Milk Products (Including Flavored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milk or Buttermilk Produc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olesterol Modified Fluid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centrated Pasteurized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centrated Raw Milk Products for Pasteurizatio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densed Buttermilk or Buttermilk Produc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densed Evaporate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densed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densed Skim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ultured or Acidified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ggnog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vaporated Fill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vaporat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rozen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at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ose Reduced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ow-Sodium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string" calcext:value-type="string">
            <text:p>Dairy</text:p>
          </table:table-cell>
        </table:table-row>
        <table:table-row table:style-name="ro2">
          <table:table-cell table:style-name="ce1" office:value-type="string" calcext:value-type="string">
            <text:p>Milk &amp;amp; Milk Products with Added Safe &amp;amp; Suitable Microbial Organisms (Such as Lactobacillus acidophilus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asteurized Half &amp;amp; Half, Coffee Cream, Cream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asteurized Milk, Reduced Fat, Lowfat &amp;amp; Ski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O Concentrated Buttermilk or Buttermilk Produc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O Concentrat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O Concentrated Skim Milk</text:p>
          </table:table-cell>
          <table:table-cell office:value-type="string" calcext:value-type="string">
            <text:p>Dairy</text:p>
          </table:table-cell>
        </table:table-row>
        <table:table-row table:style-name="ro2">
          <table:table-cell table:style-name="ce1" office:value-type="string" calcext:value-type="string">
            <text:p>Raw Milk for Pasteurization (May include Lowfat, Skim or Cream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educed Lactose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heep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kim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teriliz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UHT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Ultra-Pasteurized Milk &amp;amp; Milk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ey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 (bulk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 (consumer size package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centrated Milkfa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lastic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ipped Butt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Buttermilk or Buttermilk Produc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Milk (nonfat &amp;amp; whole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Skim-Buttermilk Blen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nstant Dry Milk (nonfat &amp;amp; whole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rozen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rozen Yogurt &amp;amp; Noveltie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ce Cream (except novelties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ce Cream Mix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ce Cream Noveltie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ce Cream Trea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Yogur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our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Yogur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Affinag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dda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lb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ranular Cur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ashed Cur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lu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ondos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reading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rick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ri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rine Syste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amember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ese Cur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ese Sprea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ese With Added Ingredien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lb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ld Pack Cheese, Cheese Food, or Cheese Sprea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ttage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ttage Cheese (Including Lowfat, Nonfat or Dry Curd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ream Cheese &amp;amp; Neufchatel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ur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dam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nzyme Modified Dairy Product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armer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et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at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ud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ard Grating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avarti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ispanic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asiago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fontin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rgonzol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ascarpon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ozzarell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armesa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rovolon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icoton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icotta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omano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imburg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onterey Jac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uenst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Natural Cheese (consumer size package, any variety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asteurized Process Cheese, Cheese Food, or Cheese Sprea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rocessed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Queso Blanco-Latin Styl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emisoft Cheeses, Semisoft Part-Skim Cheeses</text:p>
          </table:table-cell>
          <table:table-cell office:value-type="string" calcext:value-type="string">
            <text:p>Dairy</text:p>
          </table:table-cell>
        </table:table-row>
        <table:table-row table:style-name="ro2">
          <table:table-cell table:style-name="ce1" office:value-type="string" calcext:value-type="string">
            <text:p>Shredded, Grated, Crumbled, or Diced Cheese (bulk package, any variety)</text:p>
          </table:table-cell>
          <table:table-cell office:value-type="string" calcext:value-type="string">
            <text:p>Dairy</text:p>
          </table:table-cell>
        </table:table-row>
        <table:table-row table:style-name="ro2">
          <table:table-cell table:style-name="ce1" office:value-type="string" calcext:value-type="string">
            <text:p>Shredded, Grated, Crumbled, or Diced Cheese (consumer size package, any variety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moked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pecialty Cheese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tring/Strip Cheese Packaging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wiss-style (Emmentaler, Swiss, Lacy Swiss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ashed Cur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Acidophilus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Ammonium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Buttermilk Powd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alcium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ase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aseinate (in general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heese (All animal-based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ndens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ottage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ur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Custard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elactosed Whe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emineralized Whe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Milk Powd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Dry Milk Soli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Evaporat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hee (see page 109 in Go Dairy Free)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at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Goat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alf &amp; Half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ydrolyzed Case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Hydrolyzed Milk Prote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Iron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album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oferr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oglobul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o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actulo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Low-Fat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agnesium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alt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 Derivativ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 Fa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 Powd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 Prote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Milk Soli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Natural Butter Flavo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Nonfat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Nouga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ane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otassium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Pudding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ecalden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Rennet Casein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heep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heep Milk Chees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kim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odium Casein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our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our Milk Solids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weetened Condensed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Sweet Whe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ey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ey Powder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ey Protein Concentr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ey Protein Hydrolysate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ipped Cream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ipped Topping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Whole Milk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Yogurt</text:p>
          </table:table-cell>
          <table:table-cell office:value-type="string" calcext:value-type="string">
            <text:p>Dairy</text:p>
          </table:table-cell>
        </table:table-row>
        <table:table-row table:style-name="ro1">
          <table:table-cell table:style-name="ce1" office:value-type="string" calcext:value-type="string">
            <text:p>Zinc Caseinate</text:p>
          </table:table-cell>
          <table:table-cell office:value-type="string" calcext:value-type="string">
            <text:p>Dairy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 table:number-rows-repeated="93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03:25.845542351</meta:creation-date>
    <dc:date>2018-02-17T11:41:27.957818407</dc:date>
    <meta:editing-duration>PT17M41S</meta:editing-duration>
    <meta:editing-cycles>1</meta:editing-cycles>
    <meta:document-statistic meta:table-count="1" meta:cell-count="862" meta:object-count="0"/>
    <meta:generator>LibreOffice/6.0.1.1$Linux_X86_64 LibreOffice_project/00m0$Build-1</meta:generator>
  </office:meta>
</office:document-meta>
</file>